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AC000002075D619761456B532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CommercialScript BT" svg:font-family="'CommercialScript BT'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size="10pt" officeooo:paragraph-rsid="000a71b2" style:font-size-asian="10pt" style:font-size-complex="10pt"/>
    </style:style>
    <style:style style:name="P2" style:family="paragraph" style:parent-style-name="Footer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a" fo:border-bottom="none"/>
      <style:text-properties style:font-name="times new roman" fo:font-size="10pt" officeooo:paragraph-rsid="000a71b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officeooo:rsid="0027e0c7" officeooo:paragraph-rsid="000c3452" style:font-size-asian="11pt" style:font-size-complex="11pt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1pt" officeooo:rsid="001ee1fc" officeooo:paragraph-rsid="000c3452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1pt" officeooo:paragraph-rsid="000c3452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solid" style:text-underline-width="auto" style:text-underline-color="font-color" fo:font-weight="normal" officeooo:rsid="0015ca90" officeooo:paragraph-rsid="0015ca90" style:font-name-asian="DejaVu Sans Mono" style:font-size-asian="11pt" style:font-name-complex="DejaVu Sans Mono" style:font-size-complex="11pt"/>
    </style:style>
    <style:style style:name="P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15ca90" officeooo:paragraph-rsid="0015ca90" style:font-name-asian="DejaVu Sans Mono" style:font-size-asian="11pt" style:font-name-complex="DejaVu Sans Mono" style:font-size-complex="11pt"/>
    </style:style>
    <style:style style:name="P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paragraph-rsid="000c3452" style:font-name-asian="DejaVu Sans Mono" style:font-size-asian="11pt" style:font-name-complex="DejaVu Sans Mono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0c3452" style:font-size-asian="11pt" style:font-weight-asian="bold" style:font-size-complex="11pt"/>
    </style:style>
    <style:style style:name="P10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0c3452" style:font-size-asian="11pt" style:font-weight-asian="bold" style:font-size-complex="11pt"/>
    </style:style>
    <style:style style:name="P11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0c3452" style:font-name-asian="Symbol" style:font-size-asian="11pt" style:font-weight-asian="bold" style:font-name-complex="Symbol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0c3452" style:font-name-asian="Symbol" style:font-size-asian="11pt" style:font-weight-asian="bold" style:font-name-complex="Symbol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style:text-underline-style="solid" style:text-underline-width="auto" style:text-underline-color="font-color" fo:font-weight="bold" officeooo:rsid="000da73e" officeooo:paragraph-rsid="000c3452" style:font-name-asian="Symbol" style:font-size-asian="11pt" style:font-weight-asian="bold" style:font-name-complex="Symbol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fo:font-weight="bold" officeooo:rsid="000da73e" officeooo:paragraph-rsid="000da73e" style:font-name-asian="Symbol" style:font-size-asian="11pt" style:font-weight-asian="bold" style:font-name-complex="Symbol" style:font-size-complex="11pt" style:font-weight-complex="bold"/>
    </style:style>
    <style:style style:name="P15" style:family="paragraph" style:parent-style-name="Standard">
      <style:text-properties style:font-name="times new roman" fo:font-size="11pt" officeooo:paragraph-rsid="000c3452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officeooo:paragraph-rsid="000c3452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1pt" officeooo:paragraph-rsid="000c3452" style:font-size-asian="11pt" style:font-size-complex="11pt"/>
    </style:style>
    <style:style style:name="P18" style:family="paragraph" style:parent-style-name="Standard">
      <style:text-properties style:font-name="times new roman" fo:font-size="11pt" officeooo:rsid="0028aa29" officeooo:paragraph-rsid="000c3452" style:font-size-asian="11pt" style:font-size-complex="11pt"/>
    </style:style>
    <style:style style:name="P19" style:family="paragraph" style:parent-style-name="Standard">
      <style:text-properties style:font-name="times new roman" fo:font-size="11pt" fo:language="es" fo:country="ES" officeooo:paragraph-rsid="000c3452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officeooo:paragraph-rsid="000c3452" style:font-name-asian="Symbol" style:font-size-asian="11pt" style:font-name-complex="Symbol" style:font-size-complex="11pt"/>
    </style:style>
    <style:style style:name="P21" style:family="paragraph" style:parent-style-name="Standard">
      <style:text-properties style:font-name="times new roman" fo:font-size="11pt" officeooo:paragraph-rsid="000c3452" style:font-name-asian="Symbol" style:font-size-asian="11pt" style:font-name-complex="Symbol" style:font-size-complex="11pt"/>
    </style:style>
    <style:style style:name="P22" style:family="paragraph" style:parent-style-name="Standard">
      <style:text-properties style:font-name="times new roman" fo:font-size="11pt" officeooo:rsid="0028aa29" officeooo:paragraph-rsid="000c3452" style:font-name-asian="Symbol" style:font-size-asian="11pt" style:font-name-complex="Symbol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1pt" officeooo:paragraph-rsid="000c3452" style:font-name-asian="Symbol" style:font-size-asian="11pt" style:font-name-complex="Symbol" style:font-size-complex="11pt"/>
    </style:style>
    <style:style style:name="P24" style:family="paragraph" style:parent-style-name="Standard">
      <style:text-properties style:font-name="times new roman" fo:font-size="11pt" officeooo:rsid="002d3c2a" officeooo:paragraph-rsid="000c3452" style:font-name-asian="Symbol" style:font-size-asian="11pt" style:font-name-complex="Symbol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1pt" officeooo:rsid="002d3c2a" officeooo:paragraph-rsid="000c3452" style:font-name-asian="Symbol" style:font-size-asian="11pt" style:font-name-complex="Symbol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officeooo:rsid="002d3c2a" officeooo:paragraph-rsid="000c3452" style:font-name-asian="Symbol" style:font-size-asian="11pt" style:font-name-complex="Symbol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officeooo:rsid="0036566f" officeooo:paragraph-rsid="000c3452" style:font-name-asian="Symbol" style:font-size-asian="11pt" style:font-name-complex="Symbol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1pt" officeooo:rsid="0036566f" officeooo:paragraph-rsid="000c3452" style:font-name-asian="Symbol" style:font-size-asian="11pt" style:font-name-complex="Symbol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officeooo:rsid="0011504e" officeooo:paragraph-rsid="0011504e" style:font-name-asian="Symbol" style:font-size-asian="11pt" style:font-name-complex="Symbol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1pt" officeooo:rsid="0011504e" officeooo:paragraph-rsid="0011504e" style:font-name-asian="Symbol" style:font-size-asian="11pt" style:font-name-complex="Symbol" style:font-size-complex="11pt"/>
    </style:style>
    <style:style style:name="P31" style:family="paragraph" style:parent-style-name="Standard">
      <style:text-properties style:font-name="times new roman" fo:font-size="11pt" officeooo:rsid="002aa898" officeooo:paragraph-rsid="000c3452" style:font-name-asian="Symbol" style:font-size-asian="11pt" style:font-name-complex="Symbol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1e5f14" officeooo:paragraph-rsid="000c3452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normal" officeooo:rsid="0015ca90" officeooo:paragraph-rsid="0015ca90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text-position="0% 100%" style:font-name="times new roman" fo:font-size="11pt" officeooo:paragraph-rsid="000c3452" style:font-name-asian="Symbol" style:font-size-asian="11pt" style:font-name-complex="Symbol" style:font-size-complex="11pt"/>
    </style:style>
    <style:style style:name="P35" style:family="paragraph" style:parent-style-name="Standard">
      <style:text-properties style:text-position="0% 100%" style:font-name="times new roman" fo:font-size="11pt" officeooo:rsid="0025ec8e" officeooo:paragraph-rsid="000c3452" style:font-name-asian="Symbol" style:font-size-asian="11pt" style:font-name-complex="Symbol" style:font-size-complex="11pt"/>
    </style:style>
    <style:style style:name="P36" style:family="paragraph" style:parent-style-name="Standard">
      <style:text-properties style:text-position="0% 100%" style:font-name="times new roman" fo:font-size="11pt" officeooo:rsid="0027e0c7" officeooo:paragraph-rsid="000c3452" style:font-name-asian="Symbol" style:font-size-asian="11pt" style:font-name-complex="Symbol" style:font-size-complex="11pt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times new roman" fo:font-size="11pt" style:text-underline-style="solid" style:text-underline-width="auto" style:text-underline-color="font-color" fo:font-weight="bold" officeooo:paragraph-rsid="000c3452" style:font-size-asian="11pt" style:font-weight-asian="bold" style:font-size-complex="11pt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times new roman" fo:font-size="11pt" style:text-underline-style="none" fo:font-weight="normal" officeooo:rsid="0015ca90" officeooo:paragraph-rsid="0015ca90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break-before="page"/>
      <style:text-properties style:font-name="times new roman" fo:font-size="11pt" officeooo:paragraph-rsid="000c3452" style:font-name-asian="Symbol" style:font-size-asian="11pt" style:font-name-complex="Symbol" style:font-size-complex="11pt"/>
    </style:style>
    <style:style style:name="P40" style:family="paragraph" style:parent-style-name="Standard">
      <style:paragraph-properties fo:break-before="page"/>
      <style:text-properties style:font-name="times new roman" fo:font-size="11pt" officeooo:paragraph-rsid="000c3452" style:font-size-asian="11pt" style:font-size-complex="11pt"/>
    </style:style>
    <style:style style:name="P41" style:family="paragraph" style:parent-style-name="Standard">
      <style:paragraph-properties fo:break-before="page"/>
      <style:text-properties style:text-position="0% 100%" style:font-name="times new roman" fo:font-size="11pt" officeooo:rsid="0025ec8e" officeooo:paragraph-rsid="000c3452" style:font-name-asian="Symbol" style:font-size-asian="11pt" style:font-name-complex="Symbol" style:font-size-complex="11pt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1pt" officeooo:paragraph-rsid="000c3452" style:font-size-asian="11pt" style:font-size-complex="11pt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44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times new roman" officeooo:paragraph-rsid="000a71b2"/>
    </style:style>
    <style:style style:name="P45" style:family="paragraph" style:parent-style-name="Standard">
      <style:paragraph-properties fo:text-align="justify" style:justify-single-word="false" fo:break-before="page"/>
      <style:text-properties style:font-name="times new roman" fo:font-size="11pt" style:text-underline-style="none" fo:font-weight="normal" officeooo:rsid="000da73e" officeooo:paragraph-rsid="000a71b2" style:font-name-asian="Symbol" style:font-size-asian="11pt" style:font-weight-asian="normal" style:font-name-complex="Symbol" style:font-size-complex="11pt" style:font-weight-complex="normal"/>
    </style:style>
    <style:style style:name="T1" style:family="text">
      <style:text-properties style:font-name="CommercialScript BT" fo:font-size="16pt" fo:language="es" fo:country="AR" style:font-size-asian="16pt"/>
    </style:style>
    <style:style style:name="T2" style:family="text">
      <style:text-properties officeooo:rsid="001e5f14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e5f14" style:font-weight-asian="normal" style:font-weight-complex="normal"/>
    </style:style>
    <style:style style:name="T5" style:family="text">
      <style:text-properties style:text-underline-style="none" fo:font-weight="normal" officeooo:rsid="000c3452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-asian="Symbol" style:font-name-complex="Symbol"/>
    </style:style>
    <style:style style:name="T8" style:family="text">
      <style:text-properties style:text-position="sub 58%" officeooo:rsid="002aa898" style:font-name-asian="Symbol" style:font-name-complex="Symbol"/>
    </style:style>
    <style:style style:name="T9" style:family="text">
      <style:text-properties style:text-position="super 58%"/>
    </style:style>
    <style:style style:name="T10" style:family="text">
      <style:text-properties style:font-name-asian="Symbol" style:font-name-complex="Symbol"/>
    </style:style>
    <style:style style:name="T11" style:family="text">
      <style:text-properties officeooo:rsid="0027e0c7" style:font-name-asian="Symbol" style:font-name-complex="Symbol"/>
    </style:style>
    <style:style style:name="T12" style:family="text">
      <style:text-properties officeooo:rsid="0028aa29" style:font-name-asian="Symbol" style:font-name-complex="Symbol"/>
    </style:style>
    <style:style style:name="T13" style:family="text">
      <style:text-properties officeooo:rsid="0028ed12" style:font-name-asian="Symbol" style:font-name-complex="Symbol"/>
    </style:style>
    <style:style style:name="T14" style:family="text">
      <style:text-properties officeooo:rsid="002b486c" style:font-name-asian="Symbol" style:font-name-complex="Symbol"/>
    </style:style>
    <style:style style:name="T15" style:family="text">
      <style:text-properties officeooo:rsid="002aa898" style:font-name-asian="Symbol" style:font-name-complex="Symbol"/>
    </style:style>
    <style:style style:name="T16" style:family="text">
      <style:text-properties officeooo:rsid="002d3c2a" style:font-name-asian="Symbol" style:font-name-complex="Symbol"/>
    </style:style>
    <style:style style:name="T17" style:family="text">
      <style:text-properties officeooo:rsid="00303859" style:font-name-asian="Symbol" style:font-name-complex="Symbol"/>
    </style:style>
    <style:style style:name="T18" style:family="text">
      <style:text-properties officeooo:rsid="00228c50" style:font-name-asian="Symbol" style:font-name-complex="Symbol"/>
    </style:style>
    <style:style style:name="T19" style:family="text">
      <style:text-properties officeooo:rsid="002cb519" style:font-name-asian="Symbol" style:font-name-complex="Symbol"/>
    </style:style>
    <style:style style:name="T20" style:family="text">
      <style:text-properties officeooo:rsid="0015ca90" style:font-name-asian="Symbol" style:font-name-complex="Symbol"/>
    </style:style>
    <style:style style:name="T21" style:family="text">
      <style:text-properties officeooo:rsid="0016c6df" style:font-name-asian="Symbol" style:font-name-complex="Symbol"/>
    </style:style>
    <style:style style:name="T22" style:family="text">
      <style:text-properties style:text-position="0% 100%" style:font-name-asian="Symbol" style:font-name-complex="Symbol"/>
    </style:style>
    <style:style style:name="T23" style:family="text">
      <style:text-properties style:text-position="0% 100%" officeooo:rsid="002b486c" style:font-name-asian="Symbol" style:font-name-complex="Symbol"/>
    </style:style>
    <style:style style:name="T24" style:family="text">
      <style:text-properties officeooo:rsid="0028ed12"/>
    </style:style>
    <style:style style:name="T25" style:family="text">
      <style:text-properties officeooo:rsid="002aa898"/>
    </style:style>
    <style:style style:name="T26" style:family="text">
      <style:text-properties officeooo:rsid="002aed8d"/>
    </style:style>
    <style:style style:name="T27" style:family="text">
      <style:text-properties officeooo:rsid="0011504e"/>
    </style:style>
    <style:style style:name="T28" style:family="text">
      <style:text-properties officeooo:rsid="0015ca90"/>
    </style:style>
    <style:style style:name="T29" style:family="text">
      <style:text-properties officeooo:rsid="00198f99"/>
    </style:style>
    <style:style style:name="T30" style:family="text">
      <style:text-properties officeooo:rsid="001b6d38"/>
    </style:style>
    <style:style style:name="T31" style:family="text">
      <style:text-properties officeooo:rsid="0021e71b"/>
    </style:style>
    <style:style style:name="T32" style:family="text">
      <style:text-properties fo:font-size="16pt" fo:language="es" fo:country="AR" style:font-size-asian="16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CommercialScript BT" svg:font-family="'CommercialScript BT'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  <style:text-properties style:font-name="times new roman" officeooo:paragraph-rsid="000a71b2"/>
    </style:style>
    <style:style style:name="M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size="10pt" officeooo:paragraph-rsid="000a71b2" style:font-size-asian="10pt" style:font-size-complex="10pt"/>
    </style:style>
    <style:style style:name="MP3" style:family="paragraph" style:parent-style-name="Footer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a" fo:border-bottom="none"/>
      <style:text-properties style:font-name="times new roman" fo:font-size="10pt" officeooo:paragraph-rsid="000a71b2" style:font-size-asian="10pt" style:font-size-complex="10pt"/>
    </style:style>
    <style:style style:name="MT1" style:family="text">
      <style:text-properties fo:font-size="16pt" fo:language="es" fo:country="AR" style:font-size-asian="16pt"/>
    </style:style>
    <style:style style:name="MT2" style:family="text">
      <style:text-properties officeooo:rsid="0021e71b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78cm" fo:margin-left="2.499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445cm" svg:y="0cm" svg:width="0.997cm" svg:height="0.995cm" draw:z-index="0"><draw:image xlink:href="Pictures/10000000000001AC000002075D619761456B532C.png" xlink:type="simple" xlink:show="embed" xlink:actuate="onLoad"/></draw:frame><text:span text:style-name="MT1">Universidad Nacional de la Patagonia San Juan Bosco</text:span> </text:p>
        <text:p text:style-name="MP2">Cátedra: Construcciones <text:span text:style-name="MT2">Metálicas y Maderas</text:span> </text:p>
      </style:header>
      <style:footer>
        <text:p text:style-name="MP3">CINTAS André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40:45.291733047</meta:creation-date>
    <dc:date>2018-04-09T19:42:46.861639340</dc:date>
    <meta:editing-duration>PT1H27M8S</meta:editing-duration>
    <meta:editing-cycles>20</meta:editing-cycles>
    <meta:generator>LibreOffice/5.3.2.2$Linux_X86_64 LibreOffice_project/30m0$Build-2</meta:generator>
    <meta:document-statistic meta:table-count="0" meta:image-count="1" meta:object-count="0" meta:page-count="1" meta:paragraph-count="3" meta:word-count="16" meta:character-count="112" meta:non-whitespace-character-count="96"/>
  </office:meta>
</office:document-meta>
</file>